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200000236AD9C69077BFEBCD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808080" draw:fill-color="#111111" draw:opacity="50%" draw:textarea-horizontal-align="justify" draw:textarea-vertical-align="middle" draw:auto-grow-height="false" fo:min-height="3.55cm" fo:min-width="29.3cm"/>
    </style:style>
    <style:style style:name="P1" style:family="paragraph">
      <style:paragraph-properties fo:text-align="center"/>
    </style:style>
    <style:style style:name="P2" style:family="paragraph">
      <loext:graphic-properties draw:fill-color="#111111" draw:opacity="50%"/>
      <style:paragraph-properties fo:text-align="center"/>
      <style:text-properties fo:color="#ffffff" fo:font-size="22pt" style:font-size-asian="22pt" style:font-size-complex="22pt"/>
    </style:style>
    <style:style style:name="T1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9.889cm" svg:height="14.974cm" svg:x="-0.089cm" svg:y="-1.475cm">
          <draw:image xlink:href="Pictures/100000000000035200000236AD9C69077BFEBCD6.png" xlink:type="simple" xlink:show="embed" xlink:actuate="onLoad">
            <text:p/>
          </draw:image>
        </draw:frame>
        <draw:custom-shape draw:style-name="gr2" draw:text-style-name="P2" draw:layer="layout" svg:width="29.8cm" svg:height="3.8cm" svg:x="0cm" svg:y="2.7cm">
          <text:p text:style-name="P1"><text:span text:style-name="T1">WSCAD 2018</text:span></text:p>
          <text:p text:style-name="P1"><text:span text:style-name="T1">XIX Simpósio em Sistemas Computacionais de Alto Desempenho</text:span></text:p>
          <text:p text:style-name="P1"><text:span text:style-name="T1">01-03 de outubro de 2018 – São Paulo – SP – Brasi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00:24:33.046460593</meta:creation-date>
    <dc:date>2018-02-21T20:50:56.385915931</dc:date>
    <meta:editing-duration>P12DT19H50M21S</meta:editing-duration>
    <meta:editing-cycles>6</meta:editing-cycles>
    <meta:generator>LibreOffice/5.4.4.2$Linux_X86_64 LibreOffice_project/2524958677847fb3bb44820e40380acbe820f960</meta:generator>
    <meta:document-statistic meta:object-count="2"/>
  </office:meta>
</office:document-meta>
</file>